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8" office:value-type="string" calcext:value-type="string">
            <text:p>21-3</text:p>
          </table:table-cell>
          <table:table-cell table:style-name="ce18" office:value-type="string" calcext:value-type="string">
            <text:p>22-1</text:p>
          </table:table-cell>
          <table:table-cell table:style-name="ce18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2-22T11:47:53.631145598</dc:date>
    <meta:editing-duration>P1DT16H7M36S</meta:editing-duration>
    <meta:editing-cycles>278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